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C000000DA6F3EEF1A6CAF1E2B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Forma1" draw:style-name="gr1" draw:text-style-name="P1" svg:width="21.13cm" svg:height="29.564cm" svg:x="0.002cm" svg:y="0cm"><draw:image xlink:href="Pictures/10000000000009C000000DA6F3EEF1A6CAF1E2BE.jp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0:24:35.678000000</meta:creation-date>
    <dc:date>2018-04-20T10:29:26.345000000</dc:date>
    <meta:editing-duration>PT4M50S</meta:editing-duration>
    <meta:editing-cycles>2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